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composite-0" table:style-name="ta1">
        <table:shapes>
          <draw:frame draw:z-index="0" draw:style-name="gr1" draw:text-style-name="P1" svg:width="159.99mm" svg:height="89.99mm" svg:x="260.8mm" svg:y="52.8mm">
            <draw:object draw:notify-on-update-of-ranges="'Densenet-40-12-CIFAR10-composite-0'.A2:'Densenet-40-12-CIFAR10-composite-0'.A41 'Densenet-40-12-CIFAR10-composite-0'.B1:'Densenet-40-12-CIFAR10-composite-0'.B1 'Densenet-40-12-CIFAR10-composite-0'.B2:'Densenet-40-12-CIFAR10-composite-0'.B41 'Densenet-40-12-CIFAR10-composite-0'.A2:'Densenet-40-12-CIFAR10-composite-0'.A41 'Densenet-40-12-CIFAR10-composite-0'.C1:'Densenet-40-12-CIFAR10-composite-0'.C1 'Densenet-40-12-CIFAR10-composite-0'.C2:'Densenet-40-12-CIFAR10-composite-0'.C41 'Densenet-40-12-CIFAR10-composite-0'.A2:'Densenet-40-12-CIFAR10-composite-0'.A41 'Densenet-40-12-CIFAR10-composite-0'.D1:'Densenet-40-12-CIFAR10-composite-0'.D1 'Densenet-40-12-CIFAR10-composite-0'.D2:'Densenet-40-12-CIFAR10-composite-0'.D41 'Densenet-40-12-CIFAR10-composite-0'.A2:'Densenet-40-12-CIFAR10-composite-0'.A41 'Densenet-40-12-CIFAR10-composite-0'.E1:'Densenet-40-12-CIFAR10-composite-0'.E1 'Densenet-40-12-CIFAR10-composite-0'.E2:'Densenet-40-12-CIFAR10-composite-0'.E41 'Densenet-40-12-CIFAR10-composite-0'.A2:'Densenet-40-12-CIFAR10-composite-0'.A41 'Densenet-40-12-CIFAR10-composite-0'.F1:'Densenet-40-12-CIFAR10-composite-0'.F1 'Densenet-40-12-CIFAR10-composite-0'.F2:'Densenet-40-12-CIFAR10-composite-0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N,Conv,Act</text:p>
          </table:table-cell>
          <table:table-cell office:value-type="string" calcext:value-type="string">
            <text:p>Conv,BN,Act</text:p>
          </table:table-cell>
          <table:table-cell office:value-type="string" calcext:value-type="string">
            <text:p>Conv,Act,BN</text:p>
          </table:table-cell>
          <table:table-cell office:value-type="string" calcext:value-type="string">
            <text:p>Act,BN,Co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200000077486" calcext:value-type="float">
            <text:p>0.34200000077486</text:p>
          </table:table-cell>
          <table:table-cell office:value-type="float" office:value="0.500999996960163" calcext:value-type="float">
            <text:p>0.500999996960163</text:p>
          </table:table-cell>
          <table:table-cell office:value-type="float" office:value="0.4612999984622" calcext:value-type="float">
            <text:p>0.4612999984622</text:p>
          </table:table-cell>
          <table:table-cell office:value-type="float" office:value="0.428499998450279" calcext:value-type="float">
            <text:p>0.428499998450279</text:p>
          </table:table-cell>
          <table:table-cell office:value-type="float" office:value="0.437099997401238" calcext:value-type="float">
            <text:p>0.437099997401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599996685982" calcext:value-type="float">
            <text:p>0.556599996685982</text:p>
          </table:table-cell>
          <table:table-cell office:value-type="float" office:value="0.621999999284744" calcext:value-type="float">
            <text:p>0.621999999284744</text:p>
          </table:table-cell>
          <table:table-cell office:value-type="float" office:value="0.544899995028973" calcext:value-type="float">
            <text:p>0.544899995028973</text:p>
          </table:table-cell>
          <table:table-cell office:value-type="float" office:value="0.609599999189377" calcext:value-type="float">
            <text:p>0.609599999189377</text:p>
          </table:table-cell>
          <table:table-cell office:value-type="float" office:value="0.486699996590614" calcext:value-type="float">
            <text:p>0.486699996590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199995458126" calcext:value-type="float">
            <text:p>0.568199995458126</text:p>
          </table:table-cell>
          <table:table-cell office:value-type="float" office:value="0.730600000619888" calcext:value-type="float">
            <text:p>0.730600000619888</text:p>
          </table:table-cell>
          <table:table-cell office:value-type="float" office:value="0.712400004863739" calcext:value-type="float">
            <text:p>0.712400004863739</text:p>
          </table:table-cell>
          <table:table-cell office:value-type="float" office:value="0.684900000691414" calcext:value-type="float">
            <text:p>0.684900000691414</text:p>
          </table:table-cell>
          <table:table-cell office:value-type="float" office:value="0.685700000524521" calcext:value-type="float">
            <text:p>0.685700000524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500000715256" calcext:value-type="float">
            <text:p>0.745500000715256</text:p>
          </table:table-cell>
          <table:table-cell office:value-type="float" office:value="0.768999998569489" calcext:value-type="float">
            <text:p>0.768999998569489</text:p>
          </table:table-cell>
          <table:table-cell office:value-type="float" office:value="0.686200003027916" calcext:value-type="float">
            <text:p>0.686200003027916</text:p>
          </table:table-cell>
          <table:table-cell office:value-type="float" office:value="0.703400000929832" calcext:value-type="float">
            <text:p>0.703400000929832</text:p>
          </table:table-cell>
          <table:table-cell office:value-type="float" office:value="0.667600002884865" calcext:value-type="float">
            <text:p>0.667600002884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4300003051758" calcext:value-type="float">
            <text:p>0.694300003051758</text:p>
          </table:table-cell>
          <table:table-cell office:value-type="float" office:value="0.755799998641014" calcext:value-type="float">
            <text:p>0.755799998641014</text:p>
          </table:table-cell>
          <table:table-cell office:value-type="float" office:value="0.749700001478195" calcext:value-type="float">
            <text:p>0.749700001478195</text:p>
          </table:table-cell>
          <table:table-cell office:value-type="float" office:value="0.746799999475479" calcext:value-type="float">
            <text:p>0.746799999475479</text:p>
          </table:table-cell>
          <table:table-cell office:value-type="float" office:value="0.714699999094009" calcext:value-type="float">
            <text:p>0.714699999094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0300000309944" calcext:value-type="float">
            <text:p>0.730300000309944</text:p>
          </table:table-cell>
          <table:table-cell office:value-type="float" office:value="0.749900004863739" calcext:value-type="float">
            <text:p>0.749900004863739</text:p>
          </table:table-cell>
          <table:table-cell office:value-type="float" office:value="0.677400001883507" calcext:value-type="float">
            <text:p>0.677400001883507</text:p>
          </table:table-cell>
          <table:table-cell office:value-type="float" office:value="0.658700003623962" calcext:value-type="float">
            <text:p>0.658700003623962</text:p>
          </table:table-cell>
          <table:table-cell office:value-type="float" office:value="0.622999996542931" calcext:value-type="float">
            <text:p>0.622999996542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6300002932549" calcext:value-type="float">
            <text:p>0.666300002932549</text:p>
          </table:table-cell>
          <table:table-cell office:value-type="float" office:value="0.799399998784065" calcext:value-type="float">
            <text:p>0.799399998784065</text:p>
          </table:table-cell>
          <table:table-cell office:value-type="float" office:value="0.782300002574921" calcext:value-type="float">
            <text:p>0.782300002574921</text:p>
          </table:table-cell>
          <table:table-cell office:value-type="float" office:value="0.661599999666214" calcext:value-type="float">
            <text:p>0.661599999666214</text:p>
          </table:table-cell>
          <table:table-cell office:value-type="float" office:value="0.732799997329712" calcext:value-type="float">
            <text:p>0.732799997329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9400000572205" calcext:value-type="float">
            <text:p>0.679400000572205</text:p>
          </table:table-cell>
          <table:table-cell office:value-type="float" office:value="0.801099994778633" calcext:value-type="float">
            <text:p>0.801099994778633</text:p>
          </table:table-cell>
          <table:table-cell office:value-type="float" office:value="0.767799996137619" calcext:value-type="float">
            <text:p>0.767799996137619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48099999427795" calcext:value-type="float">
            <text:p>0.74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3499998450279" calcext:value-type="float">
            <text:p>0.803499998450279</text:p>
          </table:table-cell>
          <table:table-cell office:value-type="float" office:value="0.801199999451637" calcext:value-type="float">
            <text:p>0.801199999451637</text:p>
          </table:table-cell>
          <table:table-cell office:value-type="float" office:value="0.760900000333786" calcext:value-type="float">
            <text:p>0.760900000333786</text:p>
          </table:table-cell>
          <table:table-cell office:value-type="float" office:value="0.780500002503395" calcext:value-type="float">
            <text:p>0.780500002503395</text:p>
          </table:table-cell>
          <table:table-cell office:value-type="float" office:value="0.748600001335144" calcext:value-type="float">
            <text:p>0.748600001335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6899999976158" calcext:value-type="float">
            <text:p>0.766899999976158</text:p>
          </table:table-cell>
          <table:table-cell office:value-type="float" office:value="0.790899996757507" calcext:value-type="float">
            <text:p>0.790899996757507</text:p>
          </table:table-cell>
          <table:table-cell office:value-type="float" office:value="0.712000002264977" calcext:value-type="float">
            <text:p>0.712000002264977</text:p>
          </table:table-cell>
          <table:table-cell office:value-type="float" office:value="0.744800005555153" calcext:value-type="float">
            <text:p>0.744800005555153</text:p>
          </table:table-cell>
          <table:table-cell office:value-type="float" office:value="0.746300002336502" calcext:value-type="float">
            <text:p>0.746300002336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3400000929832" calcext:value-type="float">
            <text:p>0.793400000929832</text:p>
          </table:table-cell>
          <table:table-cell office:value-type="float" office:value="0.795899996161461" calcext:value-type="float">
            <text:p>0.795899996161461</text:p>
          </table:table-cell>
          <table:table-cell office:value-type="float" office:value="0.807600000500679" calcext:value-type="float">
            <text:p>0.807600000500679</text:p>
          </table:table-cell>
          <table:table-cell office:value-type="float" office:value="0.79429999768734" calcext:value-type="float">
            <text:p>0.79429999768734</text:p>
          </table:table-cell>
          <table:table-cell office:value-type="float" office:value="0.780699998140335" calcext:value-type="float">
            <text:p>0.780699998140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499997377396" calcext:value-type="float">
            <text:p>0.761499997377396</text:p>
          </table:table-cell>
          <table:table-cell office:value-type="float" office:value="0.824899997711182" calcext:value-type="float">
            <text:p>0.824899997711182</text:p>
          </table:table-cell>
          <table:table-cell office:value-type="float" office:value="0.761999998688698" calcext:value-type="float">
            <text:p>0.761999998688698</text:p>
          </table:table-cell>
          <table:table-cell office:value-type="float" office:value="0.813999997973442" calcext:value-type="float">
            <text:p>0.813999997973442</text:p>
          </table:table-cell>
          <table:table-cell office:value-type="float" office:value="0.776599997282028" calcext:value-type="float">
            <text:p>0.776599997282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210000038147" calcext:value-type="float">
            <text:p>0.73210000038147</text:p>
          </table:table-cell>
          <table:table-cell office:value-type="float" office:value="0.807699996829033" calcext:value-type="float">
            <text:p>0.807699996829033</text:p>
          </table:table-cell>
          <table:table-cell office:value-type="float" office:value="0.798299998044968" calcext:value-type="float">
            <text:p>0.798299998044968</text:p>
          </table:table-cell>
          <table:table-cell office:value-type="float" office:value="0.770799996852875" calcext:value-type="float">
            <text:p>0.770799996852875</text:p>
          </table:table-cell>
          <table:table-cell office:value-type="float" office:value="0.7458999979496" calcext:value-type="float">
            <text:p>0.7458999979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740000128746" calcext:value-type="float">
            <text:p>0.75740000128746</text:p>
          </table:table-cell>
          <table:table-cell office:value-type="float" office:value="0.841399998664856" calcext:value-type="float">
            <text:p>0.841399998664856</text:p>
          </table:table-cell>
          <table:table-cell office:value-type="float" office:value="0.756899999380112" calcext:value-type="float">
            <text:p>0.756899999380112</text:p>
          </table:table-cell>
          <table:table-cell office:value-type="float" office:value="0.818599997758865" calcext:value-type="float">
            <text:p>0.818599997758865</text:p>
          </table:table-cell>
          <table:table-cell office:value-type="float" office:value="0.723199999928474" calcext:value-type="float">
            <text:p>0.72319999992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299997210503" calcext:value-type="float">
            <text:p>0.787299997210503</text:p>
          </table:table-cell>
          <table:table-cell office:value-type="float" office:value="0.820299997329712" calcext:value-type="float">
            <text:p>0.820299997329712</text:p>
          </table:table-cell>
          <table:table-cell office:value-type="float" office:value="0.792199998497963" calcext:value-type="float">
            <text:p>0.792199998497963</text:p>
          </table:table-cell>
          <table:table-cell office:value-type="float" office:value="0.815499998927116" calcext:value-type="float">
            <text:p>0.815499998927116</text:p>
          </table:table-cell>
          <table:table-cell office:value-type="float" office:value="0.763900000452995" calcext:value-type="float">
            <text:p>0.763900000452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6700001955032" calcext:value-type="float">
            <text:p>0.866700001955032</text:p>
          </table:table-cell>
          <table:table-cell office:value-type="float" office:value="0.801099997758865" calcext:value-type="float">
            <text:p>0.801099997758865</text:p>
          </table:table-cell>
          <table:table-cell office:value-type="float" office:value="0.845499999523163" calcext:value-type="float">
            <text:p>0.845499999523163</text:p>
          </table:table-cell>
          <table:table-cell office:value-type="float" office:value="0.831400001049042" calcext:value-type="float">
            <text:p>0.831400001049042</text:p>
          </table:table-cell>
          <table:table-cell office:value-type="float" office:value="0.822399997115135" calcext:value-type="float">
            <text:p>0.822399997115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0300000905991" calcext:value-type="float">
            <text:p>0.880300000905991</text:p>
          </table:table-cell>
          <table:table-cell office:value-type="float" office:value="0.816999997496605" calcext:value-type="float">
            <text:p>0.816999997496605</text:p>
          </table:table-cell>
          <table:table-cell office:value-type="float" office:value="0.870900002121925" calcext:value-type="float">
            <text:p>0.870900002121925</text:p>
          </table:table-cell>
          <table:table-cell office:value-type="float" office:value="0.840499995946884" calcext:value-type="float">
            <text:p>0.840499995946884</text:p>
          </table:table-cell>
          <table:table-cell office:value-type="float" office:value="0.841399997472763" calcext:value-type="float">
            <text:p>0.8413999974727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5500001907349" calcext:value-type="float">
            <text:p>0.885500001907349</text:p>
          </table:table-cell>
          <table:table-cell office:value-type="float" office:value="0.818599998950958" calcext:value-type="float">
            <text:p>0.818599998950958</text:p>
          </table:table-cell>
          <table:table-cell office:value-type="float" office:value="0.848099999427796" calcext:value-type="float">
            <text:p>0.848099999427796</text:p>
          </table:table-cell>
          <table:table-cell office:value-type="float" office:value="0.810600000619888" calcext:value-type="float">
            <text:p>0.810600000619888</text:p>
          </table:table-cell>
          <table:table-cell office:value-type="float" office:value="0.776599999070168" calcext:value-type="float">
            <text:p>0.776599999070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7600000500679" calcext:value-type="float">
            <text:p>0.877600000500679</text:p>
          </table:table-cell>
          <table:table-cell office:value-type="float" office:value="0.832599993348122" calcext:value-type="float">
            <text:p>0.832599993348122</text:p>
          </table:table-cell>
          <table:table-cell office:value-type="float" office:value="0.772699997425079" calcext:value-type="float">
            <text:p>0.772699997425079</text:p>
          </table:table-cell>
          <table:table-cell office:value-type="float" office:value="0.808799998164177" calcext:value-type="float">
            <text:p>0.808799998164177</text:p>
          </table:table-cell>
          <table:table-cell office:value-type="float" office:value="0.823699997663498" calcext:value-type="float">
            <text:p>0.823699997663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9499998688698" calcext:value-type="float">
            <text:p>0.859499998688698</text:p>
          </table:table-cell>
          <table:table-cell office:value-type="float" office:value="0.788299996256828" calcext:value-type="float">
            <text:p>0.788299996256828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821599997878075" calcext:value-type="float">
            <text:p>0.821599997878075</text:p>
          </table:table-cell>
          <table:table-cell office:value-type="float" office:value="0.840799997448921" calcext:value-type="float">
            <text:p>0.8407999974489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9799998998642" calcext:value-type="float">
            <text:p>0.879799998998642</text:p>
          </table:table-cell>
          <table:table-cell office:value-type="float" office:value="0.890099999904633" calcext:value-type="float">
            <text:p>0.890099999904633</text:p>
          </table:table-cell>
          <table:table-cell office:value-type="float" office:value="0.84549999833107" calcext:value-type="float">
            <text:p>0.84549999833107</text:p>
          </table:table-cell>
          <table:table-cell office:value-type="float" office:value="0.804699996113777" calcext:value-type="float">
            <text:p>0.804699996113777</text:p>
          </table:table-cell>
          <table:table-cell office:value-type="float" office:value="0.841400001049042" calcext:value-type="float">
            <text:p>0.841400001049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700001478195" calcext:value-type="float">
            <text:p>0.884700001478195</text:p>
          </table:table-cell>
          <table:table-cell office:value-type="float" office:value="0.894999998807907" calcext:value-type="float">
            <text:p>0.894999998807907</text:p>
          </table:table-cell>
          <table:table-cell office:value-type="float" office:value="0.811499997973442" calcext:value-type="float">
            <text:p>0.811499997973442</text:p>
          </table:table-cell>
          <table:table-cell office:value-type="float" office:value="0.825299999713898" calcext:value-type="float">
            <text:p>0.825299999713898</text:p>
          </table:table-cell>
          <table:table-cell office:value-type="float" office:value="0.785999999642372" calcext:value-type="float">
            <text:p>0.7859999996423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2199999094009" calcext:value-type="float">
            <text:p>0.882199999094009</text:p>
          </table:table-cell>
          <table:table-cell office:value-type="float" office:value="0.89379999756813" calcext:value-type="float">
            <text:p>0.89379999756813</text:p>
          </table:table-cell>
          <table:table-cell office:value-type="float" office:value="0.845500000119209" calcext:value-type="float">
            <text:p>0.845500000119209</text:p>
          </table:table-cell>
          <table:table-cell office:value-type="float" office:value="0.810199996829033" calcext:value-type="float">
            <text:p>0.810199996829033</text:p>
          </table:table-cell>
          <table:table-cell office:value-type="float" office:value="0.777299997806549" calcext:value-type="float">
            <text:p>0.777299997806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53299999833107" calcext:value-type="float">
            <text:p>0.853299999833107</text:p>
          </table:table-cell>
          <table:table-cell office:value-type="float" office:value="0.889000000357628" calcext:value-type="float">
            <text:p>0.889000000357628</text:p>
          </table:table-cell>
          <table:table-cell office:value-type="float" office:value="0.900199998617172" calcext:value-type="float">
            <text:p>0.900199998617172</text:p>
          </table:table-cell>
          <table:table-cell office:value-type="float" office:value="0.897499999403954" calcext:value-type="float">
            <text:p>0.897499999403954</text:p>
          </table:table-cell>
          <table:table-cell office:value-type="float" office:value="0.892400004267693" calcext:value-type="float">
            <text:p>0.8924000042676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0800001621246" calcext:value-type="float">
            <text:p>0.900800001621246</text:p>
          </table:table-cell>
          <table:table-cell office:value-type="float" office:value="0.880900001525879" calcext:value-type="float">
            <text:p>0.880900001525879</text:p>
          </table:table-cell>
          <table:table-cell office:value-type="float" office:value="0.875099999904633" calcext:value-type="float">
            <text:p>0.875099999904633</text:p>
          </table:table-cell>
          <table:table-cell office:value-type="float" office:value="0.890999999046326" calcext:value-type="float">
            <text:p>0.890999999046326</text:p>
          </table:table-cell>
          <table:table-cell office:value-type="float" office:value="0.896400001049042" calcext:value-type="float">
            <text:p>0.896400001049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200001239777" calcext:value-type="float">
            <text:p>0.906200001239777</text:p>
          </table:table-cell>
          <table:table-cell office:value-type="float" office:value="0.897199999094009" calcext:value-type="float">
            <text:p>0.897199999094009</text:p>
          </table:table-cell>
          <table:table-cell office:value-type="float" office:value="0.888699998259544" calcext:value-type="float">
            <text:p>0.888699998259544</text:p>
          </table:table-cell>
          <table:table-cell office:value-type="float" office:value="0.887500000596046" calcext:value-type="float">
            <text:p>0.887500000596046</text:p>
          </table:table-cell>
          <table:table-cell office:value-type="float" office:value="0.881000002026558" calcext:value-type="float">
            <text:p>0.881000002026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03100001215935" calcext:value-type="float">
            <text:p>0.903100001215935</text:p>
          </table:table-cell>
          <table:table-cell office:value-type="float" office:value="0.892399999499321" calcext:value-type="float">
            <text:p>0.892399999499321</text:p>
          </table:table-cell>
          <table:table-cell office:value-type="float" office:value="0.888400000333786" calcext:value-type="float">
            <text:p>0.888400000333786</text:p>
          </table:table-cell>
          <table:table-cell office:value-type="float" office:value="0.891399995684624" calcext:value-type="float">
            <text:p>0.891399995684624</text:p>
          </table:table-cell>
          <table:table-cell office:value-type="float" office:value="0.884800001978874" calcext:value-type="float">
            <text:p>0.884800001978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3399999737739" calcext:value-type="float">
            <text:p>0.903399999737739</text:p>
          </table:table-cell>
          <table:table-cell office:value-type="float" office:value="0.888299999833107" calcext:value-type="float">
            <text:p>0.888299999833107</text:p>
          </table:table-cell>
          <table:table-cell office:value-type="float" office:value="0.898099998831749" calcext:value-type="float">
            <text:p>0.898099998831749</text:p>
          </table:table-cell>
          <table:table-cell office:value-type="float" office:value="0.881199998855591" calcext:value-type="float">
            <text:p>0.881199998855591</text:p>
          </table:table-cell>
          <table:table-cell office:value-type="float" office:value="0.8866000020504" calcext:value-type="float">
            <text:p>0.8866000020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2600002288818" calcext:value-type="float">
            <text:p>0.892600002288818</text:p>
          </table:table-cell>
          <table:table-cell office:value-type="float" office:value="0.899600001573563" calcext:value-type="float">
            <text:p>0.899600001573563</text:p>
          </table:table-cell>
          <table:table-cell office:value-type="float" office:value="0.88660000026226" calcext:value-type="float">
            <text:p>0.88660000026226</text:p>
          </table:table-cell>
          <table:table-cell office:value-type="float" office:value="0.891100000739097" calcext:value-type="float">
            <text:p>0.891100000739097</text:p>
          </table:table-cell>
          <table:table-cell office:value-type="float" office:value="0.896999998688698" calcext:value-type="float">
            <text:p>0.896999998688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700000524521" calcext:value-type="float">
            <text:p>0.905700000524521</text:p>
          </table:table-cell>
          <table:table-cell office:value-type="float" office:value="0.891700003147125" calcext:value-type="float">
            <text:p>0.891700003147125</text:p>
          </table:table-cell>
          <table:table-cell office:value-type="float" office:value="0.898000000715256" calcext:value-type="float">
            <text:p>0.898000000715256</text:p>
          </table:table-cell>
          <table:table-cell office:value-type="float" office:value="0.89759999871254" calcext:value-type="float">
            <text:p>0.89759999871254</text:p>
          </table:table-cell>
          <table:table-cell office:value-type="float" office:value="0.877999997735023" calcext:value-type="float">
            <text:p>0.877999997735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5999999642372" calcext:value-type="float">
            <text:p>0.905999999642372</text:p>
          </table:table-cell>
          <table:table-cell office:value-type="float" office:value="0.890699999332428" calcext:value-type="float">
            <text:p>0.890699999332428</text:p>
          </table:table-cell>
          <table:table-cell office:value-type="float" office:value="0.910100002884865" calcext:value-type="float">
            <text:p>0.910100002884865</text:p>
          </table:table-cell>
          <table:table-cell office:value-type="float" office:value="0.911800002455711" calcext:value-type="float">
            <text:p>0.911800002455711</text:p>
          </table:table-cell>
          <table:table-cell office:value-type="float" office:value="0.895899999141693" calcext:value-type="float">
            <text:p>0.895899999141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2100005149841" calcext:value-type="float">
            <text:p>0.902100005149841</text:p>
          </table:table-cell>
          <table:table-cell office:value-type="float" office:value="0.904999998807907" calcext:value-type="float">
            <text:p>0.904999998807907</text:p>
          </table:table-cell>
          <table:table-cell office:value-type="float" office:value="0.909600003361702" calcext:value-type="float">
            <text:p>0.909600003361702</text:p>
          </table:table-cell>
          <table:table-cell office:value-type="float" office:value="0.913900001049042" calcext:value-type="float">
            <text:p>0.913900001049042</text:p>
          </table:table-cell>
          <table:table-cell office:value-type="float" office:value="0.894799999594688" calcext:value-type="float">
            <text:p>0.894799999594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4600003361702" calcext:value-type="float">
            <text:p>0.904600003361702</text:p>
          </table:table-cell>
          <table:table-cell office:value-type="float" office:value="0.895999999046326" calcext:value-type="float">
            <text:p>0.895999999046326</text:p>
          </table:table-cell>
          <table:table-cell office:value-type="float" office:value="0.911100000739098" calcext:value-type="float">
            <text:p>0.911100000739098</text:p>
          </table:table-cell>
          <table:table-cell office:value-type="float" office:value="0.910500003099441" calcext:value-type="float">
            <text:p>0.910500003099441</text:p>
          </table:table-cell>
          <table:table-cell office:value-type="float" office:value="0.902000002264976" calcext:value-type="float">
            <text:p>0.902000002264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0400004386902" calcext:value-type="float">
            <text:p>0.910400004386902</text:p>
          </table:table-cell>
          <table:table-cell office:value-type="float" office:value="0.891300001144409" calcext:value-type="float">
            <text:p>0.891300001144409</text:p>
          </table:table-cell>
          <table:table-cell office:value-type="float" office:value="0.910300001502037" calcext:value-type="float">
            <text:p>0.910300001502037</text:p>
          </table:table-cell>
          <table:table-cell office:value-type="float" office:value="0.913200000524521" calcext:value-type="float">
            <text:p>0.913200000524521</text:p>
          </table:table-cell>
          <table:table-cell office:value-type="float" office:value="0.883299999833107" calcext:value-type="float">
            <text:p>0.883299999833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039999961853" calcext:value-type="float">
            <text:p>0.91039999961853</text:p>
          </table:table-cell>
          <table:table-cell office:value-type="float" office:value="0.885099999904633" calcext:value-type="float">
            <text:p>0.885099999904633</text:p>
          </table:table-cell>
          <table:table-cell office:value-type="float" office:value="0.916300004720688" calcext:value-type="float">
            <text:p>0.916300004720688</text:p>
          </table:table-cell>
          <table:table-cell office:value-type="float" office:value="0.906400001049042" calcext:value-type="float">
            <text:p>0.906400001049042</text:p>
          </table:table-cell>
          <table:table-cell office:value-type="float" office:value="0.876300001144409" calcext:value-type="float">
            <text:p>0.8763000011444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893599997758865" calcext:value-type="float">
            <text:p>0.893599997758865</text:p>
          </table:table-cell>
          <table:table-cell office:value-type="float" office:value="0.912300000190735" calcext:value-type="float">
            <text:p>0.912300000190735</text:p>
          </table:table-cell>
          <table:table-cell office:value-type="float" office:value="0.907099997997284" calcext:value-type="float">
            <text:p>0.907099997997284</text:p>
          </table:table-cell>
          <table:table-cell office:value-type="float" office:value="0.890900000333786" calcext:value-type="float">
            <text:p>0.8909000003337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400001525879" calcext:value-type="float">
            <text:p>0.908400001525879</text:p>
          </table:table-cell>
          <table:table-cell office:value-type="float" office:value="0.89520000398159" calcext:value-type="float">
            <text:p>0.89520000398159</text:p>
          </table:table-cell>
          <table:table-cell office:value-type="float" office:value="0.915500000715256" calcext:value-type="float">
            <text:p>0.915500000715256</text:p>
          </table:table-cell>
          <table:table-cell office:value-type="float" office:value="0.913000000119209" calcext:value-type="float">
            <text:p>0.913000000119209</text:p>
          </table:table-cell>
          <table:table-cell office:value-type="float" office:value="0.858799998760223" calcext:value-type="float">
            <text:p>0.858799998760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11100001335144" calcext:value-type="float">
            <text:p>0.911100001335144</text:p>
          </table:table-cell>
          <table:table-cell office:value-type="float" office:value="0.897599999904632" calcext:value-type="float">
            <text:p>0.897599999904632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914100002646446" calcext:value-type="float">
            <text:p>0.914100002646446</text:p>
          </table:table-cell>
          <table:table-cell office:value-type="float" office:value="0.893200001120567" calcext:value-type="float">
            <text:p>0.89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6900000572204" calcext:value-type="float">
            <text:p>0.906900000572204</text:p>
          </table:table-cell>
          <table:table-cell office:value-type="float" office:value="0.9124000030756" calcext:value-type="float">
            <text:p>0.9124000030756</text:p>
          </table:table-cell>
          <table:table-cell office:value-type="float" office:value="0.917800000905991" calcext:value-type="float">
            <text:p>0.917800000905991</text:p>
          </table:table-cell>
          <table:table-cell office:value-type="float" office:value="0.910499999523163" calcext:value-type="float">
            <text:p>0.910499999523163</text:p>
          </table:table-cell>
          <table:table-cell office:value-type="float" office:value="0.897900003194809" calcext:value-type="float">
            <text:p>0.8979000031948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110000371933" calcext:value-type="float">
            <text:p>0.91110000371933</text:p>
          </table:table-cell>
          <table:table-cell office:value-type="float" office:value="0.914300004243851" calcext:value-type="float">
            <text:p>0.914300004243851</text:p>
          </table:table-cell>
          <table:table-cell office:value-type="float" office:value="0.908999999165535" calcext:value-type="float">
            <text:p>0.908999999165535</text:p>
          </table:table-cell>
          <table:table-cell office:value-type="float" office:value="0.910100002288818" calcext:value-type="float">
            <text:p>0.910100002288818</text:p>
          </table:table-cell>
          <table:table-cell office:value-type="float" office:value="0.909400001168251" calcext:value-type="float">
            <text:p>0.909400001168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6:59.36768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3:27:27.573615732</dc:date>
    <meta:editing-duration>PT6M14S</meta:editing-duration>
    <meta:editing-cycles>3</meta:editing-cycles>
    <meta:generator>LibreOffice/5.4.6.2$Linux_X86_64 LibreOffice_project/4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Composite Function Reordering</text:p>
        </chart:title>
        <chart:legend svg:x="12.462cm" svg:y="4.529cm" style:legend-expansion="custom" chartooo:width="3.145cm" chartooo:height="2.59cm" style:legend-expansion-aspect-ratio="1.21428571428571" chart:style-name="ch3"/>
        <chart:plot-area chart:style-name="ch4" table:cell-range-address="'Densenet-40-12-CIFAR10-composite-0'.A2:'Densenet-40-12-CIFAR10-composite-0'.F41 'Densenet-40-12-CIFAR10-composite-0'.B1:'Densenet-40-12-CIFAR10-composite-0'.F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composite-0'.B2:'Densenet-40-12-CIFAR10-composite-0'.B41" chart:label-cell-address="'Densenet-40-12-CIFAR10-composite-0'.B1:'Densenet-40-12-CIFAR10-composite-0'.B1" chart:class="chart:scatter">
            <chart:domain table:cell-range-address="'Densenet-40-12-CIFAR10-composite-0'.A2:'Densenet-40-12-CIFAR10-composite-0'.A41"/>
            <chart:data-point chart:repeated="40"/>
          </chart:series>
          <chart:series chart:style-name="ch11" chart:values-cell-range-address="'Densenet-40-12-CIFAR10-composite-0'.C2:'Densenet-40-12-CIFAR10-composite-0'.C41" chart:label-cell-address="'Densenet-40-12-CIFAR10-composite-0'.C1:'Densenet-40-12-CIFAR10-composite-0'.C1" chart:class="chart:scatter">
            <chart:data-point chart:repeated="40"/>
          </chart:series>
          <chart:series chart:style-name="ch12" chart:values-cell-range-address="'Densenet-40-12-CIFAR10-composite-0'.D2:'Densenet-40-12-CIFAR10-composite-0'.D41" chart:label-cell-address="'Densenet-40-12-CIFAR10-composite-0'.D1:'Densenet-40-12-CIFAR10-composite-0'.D1" chart:class="chart:scatter">
            <chart:data-point chart:repeated="40"/>
          </chart:series>
          <chart:series chart:style-name="ch13" chart:values-cell-range-address="'Densenet-40-12-CIFAR10-composite-0'.E2:'Densenet-40-12-CIFAR10-composite-0'.E41" chart:label-cell-address="'Densenet-40-12-CIFAR10-composite-0'.E1:'Densenet-40-12-CIFAR10-composite-0'.E1" chart:class="chart:scatter">
            <chart:data-point chart:repeated="40"/>
          </chart:series>
          <chart:series chart:style-name="ch14" chart:values-cell-range-address="'Densenet-40-12-CIFAR10-composite-0'.F2:'Densenet-40-12-CIFAR10-composite-0'.F41" chart:label-cell-address="'Densenet-40-12-CIFAR10-composite-0'.F1:'Densenet-40-12-CIFAR10-composite-0'.F1" chart:class="chart:scatter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</text:p>
                <draw:g>
                  <svg:desc>'Densenet-40-12-CIFAR10-composite-0'.B1:'Densenet-40-12-CIFAR10-composite-0'.B1</svg:desc>
                </draw:g>
              </table:table-cell>
              <table:table-cell office:value-type="string">
                <text:p>BN,Conv,Act</text:p>
                <draw:g>
                  <svg:desc>'Densenet-40-12-CIFAR10-composite-0'.C1:'Densenet-40-12-CIFAR10-composite-0'.C1</svg:desc>
                </draw:g>
              </table:table-cell>
              <table:table-cell office:value-type="string">
                <text:p>Conv,BN,Act</text:p>
                <draw:g>
                  <svg:desc>'Densenet-40-12-CIFAR10-composite-0'.D1:'Densenet-40-12-CIFAR10-composite-0'.D1</svg:desc>
                </draw:g>
              </table:table-cell>
              <table:table-cell office:value-type="string">
                <text:p>Conv,Act,BN</text:p>
                <draw:g>
                  <svg:desc>'Densenet-40-12-CIFAR10-composite-0'.E1:'Densenet-40-12-CIFAR10-composite-0'.E1</svg:desc>
                </draw:g>
              </table:table-cell>
              <table:table-cell office:value-type="string">
                <text:p>Act,BN,Conv</text:p>
                <draw:g>
                  <svg:desc>'Densenet-40-12-CIFAR10-composite-0'.F1:'Densenet-40-12-CIFAR10-composite-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composite-0'.A2:'Densenet-40-12-CIFAR10-composite-0'.A41</svg:desc>
                </draw:g>
              </table:table-cell>
              <table:table-cell office:value-type="float" office:value="0.34200000077486">
                <text:p>0.34200000077486</text:p>
                <draw:g>
                  <svg:desc>'Densenet-40-12-CIFAR10-composite-0'.B2:'Densenet-40-12-CIFAR10-composite-0'.B41</svg:desc>
                </draw:g>
              </table:table-cell>
              <table:table-cell office:value-type="float" office:value="0.500999996960163">
                <text:p>0.500999996960163</text:p>
                <draw:g>
                  <svg:desc>'Densenet-40-12-CIFAR10-composite-0'.C2:'Densenet-40-12-CIFAR10-composite-0'.C41</svg:desc>
                </draw:g>
              </table:table-cell>
              <table:table-cell office:value-type="float" office:value="0.4612999984622">
                <text:p>0.4612999984622</text:p>
                <draw:g>
                  <svg:desc>'Densenet-40-12-CIFAR10-composite-0'.D2:'Densenet-40-12-CIFAR10-composite-0'.D41</svg:desc>
                </draw:g>
              </table:table-cell>
              <table:table-cell office:value-type="float" office:value="0.428499998450279">
                <text:p>0.428499998450279</text:p>
                <draw:g>
                  <svg:desc>'Densenet-40-12-CIFAR10-composite-0'.E2:'Densenet-40-12-CIFAR10-composite-0'.E41</svg:desc>
                </draw:g>
              </table:table-cell>
              <table:table-cell office:value-type="float" office:value="0.437099997401238">
                <text:p>0.437099997401238</text:p>
                <draw:g>
                  <svg:desc>'Densenet-40-12-CIFAR10-composite-0'.F2:'Densenet-40-12-CIFAR10-composite-0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599996685982">
                <text:p>0.556599996685982</text:p>
              </table:table-cell>
              <table:table-cell office:value-type="float" office:value="0.621999999284744">
                <text:p>0.621999999284744</text:p>
              </table:table-cell>
              <table:table-cell office:value-type="float" office:value="0.544899995028973">
                <text:p>0.544899995028973</text:p>
              </table:table-cell>
              <table:table-cell office:value-type="float" office:value="0.609599999189377">
                <text:p>0.609599999189377</text:p>
              </table:table-cell>
              <table:table-cell office:value-type="float" office:value="0.486699996590614">
                <text:p>0.486699996590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8199995458126">
                <text:p>0.568199995458126</text:p>
              </table:table-cell>
              <table:table-cell office:value-type="float" office:value="0.730600000619888">
                <text:p>0.730600000619888</text:p>
              </table:table-cell>
              <table:table-cell office:value-type="float" office:value="0.712400004863739">
                <text:p>0.712400004863739</text:p>
              </table:table-cell>
              <table:table-cell office:value-type="float" office:value="0.684900000691414">
                <text:p>0.684900000691414</text:p>
              </table:table-cell>
              <table:table-cell office:value-type="float" office:value="0.685700000524521">
                <text:p>0.685700000524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5500000715256">
                <text:p>0.745500000715256</text:p>
              </table:table-cell>
              <table:table-cell office:value-type="float" office:value="0.768999998569489">
                <text:p>0.768999998569489</text:p>
              </table:table-cell>
              <table:table-cell office:value-type="float" office:value="0.686200003027916">
                <text:p>0.686200003027916</text:p>
              </table:table-cell>
              <table:table-cell office:value-type="float" office:value="0.703400000929832">
                <text:p>0.703400000929832</text:p>
              </table:table-cell>
              <table:table-cell office:value-type="float" office:value="0.667600002884865">
                <text:p>0.667600002884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4300003051758">
                <text:p>0.694300003051758</text:p>
              </table:table-cell>
              <table:table-cell office:value-type="float" office:value="0.755799998641014">
                <text:p>0.755799998641014</text:p>
              </table:table-cell>
              <table:table-cell office:value-type="float" office:value="0.749700001478195">
                <text:p>0.749700001478195</text:p>
              </table:table-cell>
              <table:table-cell office:value-type="float" office:value="0.746799999475479">
                <text:p>0.746799999475479</text:p>
              </table:table-cell>
              <table:table-cell office:value-type="float" office:value="0.714699999094009">
                <text:p>0.71469999909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30300000309944">
                <text:p>0.730300000309944</text:p>
              </table:table-cell>
              <table:table-cell office:value-type="float" office:value="0.749900004863739">
                <text:p>0.749900004863739</text:p>
              </table:table-cell>
              <table:table-cell office:value-type="float" office:value="0.677400001883507">
                <text:p>0.677400001883507</text:p>
              </table:table-cell>
              <table:table-cell office:value-type="float" office:value="0.658700003623962">
                <text:p>0.658700003623962</text:p>
              </table:table-cell>
              <table:table-cell office:value-type="float" office:value="0.622999996542931">
                <text:p>0.622999996542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6300002932549">
                <text:p>0.666300002932549</text:p>
              </table:table-cell>
              <table:table-cell office:value-type="float" office:value="0.799399998784065">
                <text:p>0.799399998784065</text:p>
              </table:table-cell>
              <table:table-cell office:value-type="float" office:value="0.782300002574921">
                <text:p>0.782300002574921</text:p>
              </table:table-cell>
              <table:table-cell office:value-type="float" office:value="0.661599999666214">
                <text:p>0.661599999666214</text:p>
              </table:table-cell>
              <table:table-cell office:value-type="float" office:value="0.732799997329712">
                <text:p>0.732799997329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9400000572205">
                <text:p>0.679400000572205</text:p>
              </table:table-cell>
              <table:table-cell office:value-type="float" office:value="0.801099994778633">
                <text:p>0.801099994778633</text:p>
              </table:table-cell>
              <table:table-cell office:value-type="float" office:value="0.767799996137619">
                <text:p>0.767799996137619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48099999427795">
                <text:p>0.74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3499998450279">
                <text:p>0.803499998450279</text:p>
              </table:table-cell>
              <table:table-cell office:value-type="float" office:value="0.801199999451637">
                <text:p>0.801199999451637</text:p>
              </table:table-cell>
              <table:table-cell office:value-type="float" office:value="0.760900000333786">
                <text:p>0.760900000333786</text:p>
              </table:table-cell>
              <table:table-cell office:value-type="float" office:value="0.780500002503395">
                <text:p>0.780500002503395</text:p>
              </table:table-cell>
              <table:table-cell office:value-type="float" office:value="0.748600001335144">
                <text:p>0.748600001335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899999976158">
                <text:p>0.766899999976158</text:p>
              </table:table-cell>
              <table:table-cell office:value-type="float" office:value="0.790899996757507">
                <text:p>0.790899996757507</text:p>
              </table:table-cell>
              <table:table-cell office:value-type="float" office:value="0.712000002264977">
                <text:p>0.712000002264977</text:p>
              </table:table-cell>
              <table:table-cell office:value-type="float" office:value="0.744800005555153">
                <text:p>0.744800005555153</text:p>
              </table:table-cell>
              <table:table-cell office:value-type="float" office:value="0.746300002336502">
                <text:p>0.746300002336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3400000929832">
                <text:p>0.793400000929832</text:p>
              </table:table-cell>
              <table:table-cell office:value-type="float" office:value="0.795899996161461">
                <text:p>0.795899996161461</text:p>
              </table:table-cell>
              <table:table-cell office:value-type="float" office:value="0.807600000500679">
                <text:p>0.807600000500679</text:p>
              </table:table-cell>
              <table:table-cell office:value-type="float" office:value="0.79429999768734">
                <text:p>0.79429999768734</text:p>
              </table:table-cell>
              <table:table-cell office:value-type="float" office:value="0.780699998140335">
                <text:p>0.78069999814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1499997377396">
                <text:p>0.761499997377396</text:p>
              </table:table-cell>
              <table:table-cell office:value-type="float" office:value="0.824899997711182">
                <text:p>0.824899997711182</text:p>
              </table:table-cell>
              <table:table-cell office:value-type="float" office:value="0.761999998688698">
                <text:p>0.761999998688698</text:p>
              </table:table-cell>
              <table:table-cell office:value-type="float" office:value="0.813999997973442">
                <text:p>0.813999997973442</text:p>
              </table:table-cell>
              <table:table-cell office:value-type="float" office:value="0.776599997282028">
                <text:p>0.776599997282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210000038147">
                <text:p>0.73210000038147</text:p>
              </table:table-cell>
              <table:table-cell office:value-type="float" office:value="0.807699996829033">
                <text:p>0.807699996829033</text:p>
              </table:table-cell>
              <table:table-cell office:value-type="float" office:value="0.798299998044968">
                <text:p>0.798299998044968</text:p>
              </table:table-cell>
              <table:table-cell office:value-type="float" office:value="0.770799996852875">
                <text:p>0.770799996852875</text:p>
              </table:table-cell>
              <table:table-cell office:value-type="float" office:value="0.7458999979496">
                <text:p>0.7458999979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740000128746">
                <text:p>0.75740000128746</text:p>
              </table:table-cell>
              <table:table-cell office:value-type="float" office:value="0.841399998664856">
                <text:p>0.841399998664856</text:p>
              </table:table-cell>
              <table:table-cell office:value-type="float" office:value="0.756899999380112">
                <text:p>0.756899999380112</text:p>
              </table:table-cell>
              <table:table-cell office:value-type="float" office:value="0.818599997758865">
                <text:p>0.818599997758865</text:p>
              </table:table-cell>
              <table:table-cell office:value-type="float" office:value="0.723199999928474">
                <text:p>0.723199999928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7299997210503">
                <text:p>0.787299997210503</text:p>
              </table:table-cell>
              <table:table-cell office:value-type="float" office:value="0.820299997329712">
                <text:p>0.820299997329712</text:p>
              </table:table-cell>
              <table:table-cell office:value-type="float" office:value="0.792199998497963">
                <text:p>0.792199998497963</text:p>
              </table:table-cell>
              <table:table-cell office:value-type="float" office:value="0.815499998927116">
                <text:p>0.815499998927116</text:p>
              </table:table-cell>
              <table:table-cell office:value-type="float" office:value="0.763900000452995">
                <text:p>0.763900000452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700001955032">
                <text:p>0.866700001955032</text:p>
              </table:table-cell>
              <table:table-cell office:value-type="float" office:value="0.801099997758865">
                <text:p>0.801099997758865</text:p>
              </table:table-cell>
              <table:table-cell office:value-type="float" office:value="0.845499999523163">
                <text:p>0.845499999523163</text:p>
              </table:table-cell>
              <table:table-cell office:value-type="float" office:value="0.831400001049042">
                <text:p>0.831400001049042</text:p>
              </table:table-cell>
              <table:table-cell office:value-type="float" office:value="0.822399997115135">
                <text:p>0.82239999711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0300000905991">
                <text:p>0.880300000905991</text:p>
              </table:table-cell>
              <table:table-cell office:value-type="float" office:value="0.816999997496605">
                <text:p>0.816999997496605</text:p>
              </table:table-cell>
              <table:table-cell office:value-type="float" office:value="0.870900002121925">
                <text:p>0.870900002121925</text:p>
              </table:table-cell>
              <table:table-cell office:value-type="float" office:value="0.840499995946884">
                <text:p>0.840499995946884</text:p>
              </table:table-cell>
              <table:table-cell office:value-type="float" office:value="0.841399997472763">
                <text:p>0.841399997472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5500001907349">
                <text:p>0.885500001907349</text:p>
              </table:table-cell>
              <table:table-cell office:value-type="float" office:value="0.818599998950958">
                <text:p>0.818599998950958</text:p>
              </table:table-cell>
              <table:table-cell office:value-type="float" office:value="0.848099999427796">
                <text:p>0.848099999427796</text:p>
              </table:table-cell>
              <table:table-cell office:value-type="float" office:value="0.810600000619888">
                <text:p>0.810600000619888</text:p>
              </table:table-cell>
              <table:table-cell office:value-type="float" office:value="0.776599999070168">
                <text:p>0.77659999907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7600000500679">
                <text:p>0.877600000500679</text:p>
              </table:table-cell>
              <table:table-cell office:value-type="float" office:value="0.832599993348122">
                <text:p>0.832599993348122</text:p>
              </table:table-cell>
              <table:table-cell office:value-type="float" office:value="0.772699997425079">
                <text:p>0.772699997425079</text:p>
              </table:table-cell>
              <table:table-cell office:value-type="float" office:value="0.808799998164177">
                <text:p>0.808799998164177</text:p>
              </table:table-cell>
              <table:table-cell office:value-type="float" office:value="0.823699997663498">
                <text:p>0.823699997663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59499998688698">
                <text:p>0.859499998688698</text:p>
              </table:table-cell>
              <table:table-cell office:value-type="float" office:value="0.788299996256828">
                <text:p>0.788299996256828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821599997878075">
                <text:p>0.821599997878075</text:p>
              </table:table-cell>
              <table:table-cell office:value-type="float" office:value="0.840799997448921">
                <text:p>0.840799997448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799998998642">
                <text:p>0.879799998998642</text:p>
              </table:table-cell>
              <table:table-cell office:value-type="float" office:value="0.890099999904633">
                <text:p>0.890099999904633</text:p>
              </table:table-cell>
              <table:table-cell office:value-type="float" office:value="0.84549999833107">
                <text:p>0.84549999833107</text:p>
              </table:table-cell>
              <table:table-cell office:value-type="float" office:value="0.804699996113777">
                <text:p>0.804699996113777</text:p>
              </table:table-cell>
              <table:table-cell office:value-type="float" office:value="0.841400001049042">
                <text:p>0.841400001049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4700001478195">
                <text:p>0.884700001478195</text:p>
              </table:table-cell>
              <table:table-cell office:value-type="float" office:value="0.894999998807907">
                <text:p>0.894999998807907</text:p>
              </table:table-cell>
              <table:table-cell office:value-type="float" office:value="0.811499997973442">
                <text:p>0.811499997973442</text:p>
              </table:table-cell>
              <table:table-cell office:value-type="float" office:value="0.825299999713898">
                <text:p>0.825299999713898</text:p>
              </table:table-cell>
              <table:table-cell office:value-type="float" office:value="0.785999999642372">
                <text:p>0.785999999642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2199999094009">
                <text:p>0.882199999094009</text:p>
              </table:table-cell>
              <table:table-cell office:value-type="float" office:value="0.89379999756813">
                <text:p>0.89379999756813</text:p>
              </table:table-cell>
              <table:table-cell office:value-type="float" office:value="0.845500000119209">
                <text:p>0.845500000119209</text:p>
              </table:table-cell>
              <table:table-cell office:value-type="float" office:value="0.810199996829033">
                <text:p>0.810199996829033</text:p>
              </table:table-cell>
              <table:table-cell office:value-type="float" office:value="0.777299997806549">
                <text:p>0.77729999780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53299999833107">
                <text:p>0.853299999833107</text:p>
              </table:table-cell>
              <table:table-cell office:value-type="float" office:value="0.889000000357628">
                <text:p>0.889000000357628</text:p>
              </table:table-cell>
              <table:table-cell office:value-type="float" office:value="0.900199998617172">
                <text:p>0.900199998617172</text:p>
              </table:table-cell>
              <table:table-cell office:value-type="float" office:value="0.897499999403954">
                <text:p>0.897499999403954</text:p>
              </table:table-cell>
              <table:table-cell office:value-type="float" office:value="0.892400004267693">
                <text:p>0.892400004267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0800001621246">
                <text:p>0.900800001621246</text:p>
              </table:table-cell>
              <table:table-cell office:value-type="float" office:value="0.880900001525879">
                <text:p>0.880900001525879</text:p>
              </table:table-cell>
              <table:table-cell office:value-type="float" office:value="0.875099999904633">
                <text:p>0.875099999904633</text:p>
              </table:table-cell>
              <table:table-cell office:value-type="float" office:value="0.890999999046326">
                <text:p>0.890999999046326</text:p>
              </table:table-cell>
              <table:table-cell office:value-type="float" office:value="0.896400001049042">
                <text:p>0.896400001049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6200001239777">
                <text:p>0.906200001239777</text:p>
              </table:table-cell>
              <table:table-cell office:value-type="float" office:value="0.897199999094009">
                <text:p>0.897199999094009</text:p>
              </table:table-cell>
              <table:table-cell office:value-type="float" office:value="0.888699998259544">
                <text:p>0.888699998259544</text:p>
              </table:table-cell>
              <table:table-cell office:value-type="float" office:value="0.887500000596046">
                <text:p>0.887500000596046</text:p>
              </table:table-cell>
              <table:table-cell office:value-type="float" office:value="0.881000002026558">
                <text:p>0.881000002026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3100001215935">
                <text:p>0.903100001215935</text:p>
              </table:table-cell>
              <table:table-cell office:value-type="float" office:value="0.892399999499321">
                <text:p>0.892399999499321</text:p>
              </table:table-cell>
              <table:table-cell office:value-type="float" office:value="0.888400000333786">
                <text:p>0.888400000333786</text:p>
              </table:table-cell>
              <table:table-cell office:value-type="float" office:value="0.891399995684624">
                <text:p>0.891399995684624</text:p>
              </table:table-cell>
              <table:table-cell office:value-type="float" office:value="0.884800001978874">
                <text:p>0.884800001978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3399999737739">
                <text:p>0.903399999737739</text:p>
              </table:table-cell>
              <table:table-cell office:value-type="float" office:value="0.888299999833107">
                <text:p>0.888299999833107</text:p>
              </table:table-cell>
              <table:table-cell office:value-type="float" office:value="0.898099998831749">
                <text:p>0.898099998831749</text:p>
              </table:table-cell>
              <table:table-cell office:value-type="float" office:value="0.881199998855591">
                <text:p>0.881199998855591</text:p>
              </table:table-cell>
              <table:table-cell office:value-type="float" office:value="0.8866000020504">
                <text:p>0.8866000020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2600002288818">
                <text:p>0.892600002288818</text:p>
              </table:table-cell>
              <table:table-cell office:value-type="float" office:value="0.899600001573563">
                <text:p>0.899600001573563</text:p>
              </table:table-cell>
              <table:table-cell office:value-type="float" office:value="0.88660000026226">
                <text:p>0.88660000026226</text:p>
              </table:table-cell>
              <table:table-cell office:value-type="float" office:value="0.891100000739097">
                <text:p>0.891100000739097</text:p>
              </table:table-cell>
              <table:table-cell office:value-type="float" office:value="0.896999998688698">
                <text:p>0.896999998688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5700000524521">
                <text:p>0.905700000524521</text:p>
              </table:table-cell>
              <table:table-cell office:value-type="float" office:value="0.891700003147125">
                <text:p>0.891700003147125</text:p>
              </table:table-cell>
              <table:table-cell office:value-type="float" office:value="0.898000000715256">
                <text:p>0.898000000715256</text:p>
              </table:table-cell>
              <table:table-cell office:value-type="float" office:value="0.89759999871254">
                <text:p>0.89759999871254</text:p>
              </table:table-cell>
              <table:table-cell office:value-type="float" office:value="0.877999997735023">
                <text:p>0.877999997735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5999999642372">
                <text:p>0.905999999642372</text:p>
              </table:table-cell>
              <table:table-cell office:value-type="float" office:value="0.890699999332428">
                <text:p>0.890699999332428</text:p>
              </table:table-cell>
              <table:table-cell office:value-type="float" office:value="0.910100002884865">
                <text:p>0.910100002884865</text:p>
              </table:table-cell>
              <table:table-cell office:value-type="float" office:value="0.911800002455711">
                <text:p>0.911800002455711</text:p>
              </table:table-cell>
              <table:table-cell office:value-type="float" office:value="0.895899999141693">
                <text:p>0.895899999141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02100005149841">
                <text:p>0.902100005149841</text:p>
              </table:table-cell>
              <table:table-cell office:value-type="float" office:value="0.904999998807907">
                <text:p>0.904999998807907</text:p>
              </table:table-cell>
              <table:table-cell office:value-type="float" office:value="0.909600003361702">
                <text:p>0.909600003361702</text:p>
              </table:table-cell>
              <table:table-cell office:value-type="float" office:value="0.913900001049042">
                <text:p>0.913900001049042</text:p>
              </table:table-cell>
              <table:table-cell office:value-type="float" office:value="0.894799999594688">
                <text:p>0.894799999594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04600003361702">
                <text:p>0.904600003361702</text:p>
              </table:table-cell>
              <table:table-cell office:value-type="float" office:value="0.895999999046326">
                <text:p>0.895999999046326</text:p>
              </table:table-cell>
              <table:table-cell office:value-type="float" office:value="0.911100000739098">
                <text:p>0.911100000739098</text:p>
              </table:table-cell>
              <table:table-cell office:value-type="float" office:value="0.910500003099441">
                <text:p>0.910500003099441</text:p>
              </table:table-cell>
              <table:table-cell office:value-type="float" office:value="0.902000002264976">
                <text:p>0.902000002264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10400004386902">
                <text:p>0.910400004386902</text:p>
              </table:table-cell>
              <table:table-cell office:value-type="float" office:value="0.891300001144409">
                <text:p>0.891300001144409</text:p>
              </table:table-cell>
              <table:table-cell office:value-type="float" office:value="0.910300001502037">
                <text:p>0.910300001502037</text:p>
              </table:table-cell>
              <table:table-cell office:value-type="float" office:value="0.913200000524521">
                <text:p>0.913200000524521</text:p>
              </table:table-cell>
              <table:table-cell office:value-type="float" office:value="0.883299999833107">
                <text:p>0.883299999833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1039999961853">
                <text:p>0.91039999961853</text:p>
              </table:table-cell>
              <table:table-cell office:value-type="float" office:value="0.885099999904633">
                <text:p>0.885099999904633</text:p>
              </table:table-cell>
              <table:table-cell office:value-type="float" office:value="0.916300004720688">
                <text:p>0.916300004720688</text:p>
              </table:table-cell>
              <table:table-cell office:value-type="float" office:value="0.906400001049042">
                <text:p>0.906400001049042</text:p>
              </table:table-cell>
              <table:table-cell office:value-type="float" office:value="0.876300001144409">
                <text:p>0.876300001144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893599997758865">
                <text:p>0.893599997758865</text:p>
              </table:table-cell>
              <table:table-cell office:value-type="float" office:value="0.912300000190735">
                <text:p>0.912300000190735</text:p>
              </table:table-cell>
              <table:table-cell office:value-type="float" office:value="0.907099997997284">
                <text:p>0.907099997997284</text:p>
              </table:table-cell>
              <table:table-cell office:value-type="float" office:value="0.890900000333786">
                <text:p>0.890900000333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08400001525879">
                <text:p>0.908400001525879</text:p>
              </table:table-cell>
              <table:table-cell office:value-type="float" office:value="0.89520000398159">
                <text:p>0.89520000398159</text:p>
              </table:table-cell>
              <table:table-cell office:value-type="float" office:value="0.915500000715256">
                <text:p>0.915500000715256</text:p>
              </table:table-cell>
              <table:table-cell office:value-type="float" office:value="0.913000000119209">
                <text:p>0.913000000119209</text:p>
              </table:table-cell>
              <table:table-cell office:value-type="float" office:value="0.858799998760223">
                <text:p>0.858799998760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11100001335144">
                <text:p>0.911100001335144</text:p>
              </table:table-cell>
              <table:table-cell office:value-type="float" office:value="0.897599999904632">
                <text:p>0.897599999904632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914100002646446">
                <text:p>0.914100002646446</text:p>
              </table:table-cell>
              <table:table-cell office:value-type="float" office:value="0.893200001120567">
                <text:p>0.89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6900000572204">
                <text:p>0.906900000572204</text:p>
              </table:table-cell>
              <table:table-cell office:value-type="float" office:value="0.9124000030756">
                <text:p>0.9124000030756</text:p>
              </table:table-cell>
              <table:table-cell office:value-type="float" office:value="0.917800000905991">
                <text:p>0.917800000905991</text:p>
              </table:table-cell>
              <table:table-cell office:value-type="float" office:value="0.910499999523163">
                <text:p>0.910499999523163</text:p>
              </table:table-cell>
              <table:table-cell office:value-type="float" office:value="0.897900003194809">
                <text:p>0.897900003194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0000371933">
                <text:p>0.91110000371933</text:p>
              </table:table-cell>
              <table:table-cell office:value-type="float" office:value="0.914300004243851">
                <text:p>0.914300004243851</text:p>
              </table:table-cell>
              <table:table-cell office:value-type="float" office:value="0.908999999165535">
                <text:p>0.908999999165535</text:p>
              </table:table-cell>
              <table:table-cell office:value-type="float" office:value="0.910100002288818">
                <text:p>0.910100002288818</text:p>
              </table:table-cell>
              <table:table-cell office:value-type="float" office:value="0.909400001168251">
                <text:p>0.909400001168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